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office:automatic-styles>
  <office:body>
    <office:text>
      <text:h text:style-name="Title">Snow</text:h>
      <text:p text:style-name="Text_20_body"><text:span text:style-name="T1">I</text:span><text:span text:style-name="T2"> </text:span><text:span text:style-name="T3">don't</text:span><text:span text:style-name="T4"> </text:span><text:span text:style-name="T5">care</text:span><text:span text:style-name="T6"> </text:span><text:span text:style-name="T7">if</text:span><text:span text:style-name="T8"> </text:span><text:span text:style-name="T9">they</text:span><text:span text:style-name="T10"> </text:span><text:span text:style-name="T11">burn</text:span> he wrote on his last blank notecard. He'd have to go to the Office Supply Store tomorrow after work.</text:p>
      <text:p text:style-name="Text_20_body">He looked at what he'd written. He'd been thinking about this for a while, felt the frustration build slowly like a thundercloud in the back of his mind. He thought he should write something else on the card, but everything he thought of seemed too confessional or too real compromising. He didn't want anyone, not even the notecards, to know what he was thinking. He decided to try for more of an interview with the paper.</text:p>
      <text:p text:style-name="Text_20_body"><text:span text:style-name="T12">Why?</text:span> asked the notecard. <text:span text:style-name="T13">Because</text:span><text:span text:style-name="T14"> </text:span><text:span text:style-name="T15">there</text:span><text:span text:style-name="T16"> </text:span><text:span text:style-name="T17">is</text:span><text:span text:style-name="T18"> </text:span><text:span text:style-name="T19">nothing</text:span><text:span text:style-name="T20"> </text:span><text:span text:style-name="T21">important</text:span><text:span text:style-name="T22"> </text:span><text:span text:style-name="T23">on</text:span><text:span text:style-name="T24"> </text:span><text:span text:style-name="T25">any</text:span><text:span text:style-name="T26"> </text:span><text:span text:style-name="T27">of</text:span><text:span text:style-name="T28"> </text:span><text:span text:style-name="T29">them</text:span> he wrote back. <text:span text:style-name="T30">What</text:span><text:span text:style-name="T31"> </text:span><text:span text:style-name="T32">do</text:span><text:span text:style-name="T33"> </text:span><text:span text:style-name="T34">you</text:span><text:span text:style-name="T35"> </text:span><text:span text:style-name="T36">mean?</text:span><text:span text:style-name="T37"> </text:span><text:span text:style-name="T38">You</text:span><text:span text:style-name="T39"> </text:span><text:span text:style-name="T40">have</text:span><text:span text:style-name="T41"> </text:span><text:span text:style-name="T42">some</text:span><text:span text:style-name="T43"> </text:span><text:span text:style-name="T44">good</text:span><text:span text:style-name="T45"> </text:span><text:span text:style-name="T46">stuff</text:span><text:span text:style-name="T47"> </text:span><text:span text:style-name="T48">in</text:span><text:span text:style-name="T49"> </text:span><text:span text:style-name="T50">that</text:span><text:span text:style-name="T51"> </text:span><text:span text:style-name="T52">top</text:span><text:span text:style-name="T53"> </text:span><text:span text:style-name="T54">drawer</text:span><text:span text:style-name="T55"> </text:span><text:span text:style-name="T56">there.</text:span> He looked in the top drawer. It was stuffed full of notecards in no organization. He could see bits and pieces of thoughts like leaves crunched underfoot in autumn. <text:span text:style-name="T57">It</text:span><text:span text:style-name="T58"> </text:span><text:span text:style-name="T59">will</text:span><text:span text:style-name="T60"> </text:span><text:span text:style-name="T61">take</text:span><text:span text:style-name="T62"> </text:span><text:span text:style-name="T63">so</text:span><text:span text:style-name="T64"> </text:span><text:span text:style-name="T65">much</text:span><text:span text:style-name="T66"> </text:span><text:span text:style-name="T67">organization</text:span> he wrote.</text:p>
      <text:p text:style-name="Text_20_body"><text:span text:style-name="T68">Why</text:span><text:span text:style-name="T69"> </text:span><text:span text:style-name="T70">is</text:span><text:span text:style-name="T71"> </text:span><text:span text:style-name="T72">organization</text:span><text:span text:style-name="T73"> </text:span><text:span text:style-name="T74">important?</text:span><text:span text:style-name="T75"> </text:span><text:span text:style-name="T76">Remember</text:span><text:span text:style-name="T77"> </text:span><text:span text:style-name="T78">the</text:span><text:span text:style-name="T79"> </text:span><text:span text:style-name="T80">trees,</text:span><text:span text:style-name="T81"> </text:span><text:span text:style-name="T82">how</text:span><text:span text:style-name="T83"> </text:span><text:span text:style-name="T84">they</text:span><text:span text:style-name="T85"> </text:span><text:span text:style-name="T86">formed</text:span><text:span text:style-name="T87"> </text:span><text:span text:style-name="T88">rows</text:span><text:span text:style-name="T89"> </text:span><text:span text:style-name="T90">without</text:span><text:span text:style-name="T91"> </text:span><text:span text:style-name="T92">trying.</text:span><text:span text:style-name="T93"> </text:span><text:span text:style-name="T94">No</text:span><text:span text:style-name="T95"> </text:span><text:span text:style-name="T96">matter</text:span><text:span text:style-name="T97"> </text:span><text:span text:style-name="T98">how</text:span><text:span text:style-name="T99"> </text:span><text:span text:style-name="T100">the</text:span><text:span text:style-name="T101"> </text:span><text:span text:style-name="T102">ideas</text:span><text:span text:style-name="T103"> </text:span><text:span text:style-name="T104">fall,</text:span><text:span text:style-name="T105"> </text:span><text:span text:style-name="T106">they</text:span><text:span text:style-name="T107"> </text:span><text:span text:style-name="T108">make</text:span><text:span text:style-name="T109"> </text:span><text:span text:style-name="T110">something.</text:span><text:span text:style-name="T111"> </text:span><text:span text:style-name="T112">The</text:span><text:span text:style-name="T113"> </text:span><text:span text:style-name="T114">snow</text:span><text:span text:style-name="T115"> </text:span><text:span text:style-name="T116">does</text:span><text:span text:style-name="T117"> </text:span><text:span text:style-name="T118">that</text:span><text:span text:style-name="T119"> </text:span><text:span text:style-name="T120">too</text:span> he wrote. <text:span text:style-name="T121">It</text:span><text:span text:style-name="T122"> </text:span><text:span text:style-name="T123">doesn't</text:span><text:span text:style-name="T124"> </text:span><text:span text:style-name="T125">try</text:span><text:span text:style-name="T126"> </text:span><text:span text:style-name="T127">to</text:span><text:span text:style-name="T128"> </text:span><text:span text:style-name="T129">make</text:span><text:span text:style-name="T130"> </text:span><text:span text:style-name="T131">anything</text:span><text:span text:style-name="T132"> </text:span><text:span text:style-name="T133">but</text:span><text:span text:style-name="T134"> </text:span><text:span text:style-name="T135">it</text:span><text:span text:style-name="T136"> </text:span><text:span text:style-name="T137">does.</text:span></text:p>
      <text:p text:style-name="Text_20_body"><text:span text:style-name="T138">No</text:span><text:span text:style-name="T139"> </text:span><text:span text:style-name="T140">the</text:span><text:span text:style-name="T141"> </text:span><text:span text:style-name="T142">snow</text:span><text:span text:style-name="T143"> </text:span><text:span text:style-name="T144">is</text:span><text:span text:style-name="T145"> </text:span><text:span text:style-name="T146">different</text:span> the notecard was annoyed. <text:span text:style-name="T147">The</text:span><text:span text:style-name="T148"> </text:span><text:span text:style-name="T149">snow</text:span><text:span text:style-name="T150"> </text:span><text:span text:style-name="T151">is</text:span><text:span text:style-name="T152"> </text:span><text:span text:style-name="T153">a</text:span><text:span text:style-name="T154"> </text:span><text:span text:style-name="T155">blank</text:span><text:span text:style-name="T156"> </text:span><text:span text:style-name="T157">canvas</text:span><text:span text:style-name="T158"> </text:span><text:span text:style-name="T159">that</text:span><text:span text:style-name="T160"> </text:span><text:span text:style-name="T161">humans</text:span><text:span text:style-name="T162"> </text:span><text:span text:style-name="T163">build</text:span><text:span text:style-name="T164"> </text:span><text:span text:style-name="T165">into</text:span><text:span text:style-name="T166"> </text:span><text:span text:style-name="T167">shapes</text:span><text:span text:style-name="T168"> </text:span><text:span text:style-name="T169">or</text:span><text:span text:style-name="T170"> </text:span><text:span text:style-name="T171">doppelgangers.</text:span><text:span text:style-name="T172"> </text:span><text:span text:style-name="T173">It</text:span><text:span text:style-name="T174"> </text:span><text:span text:style-name="T175">makes</text:span><text:span text:style-name="T176"> </text:span><text:span text:style-name="T177">nothing</text:span><text:span text:style-name="T178"> </text:span><text:span text:style-name="T179">on</text:span><text:span text:style-name="T180"> </text:span><text:span text:style-name="T181">its</text:span><text:span text:style-name="T182"> </text:span><text:span text:style-name="T183">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now</dc:title>
  </office:meta>
</office:document-meta>
</file>